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2896D5245178B5EB.png" manifest:media-type="image/png"/>
  <manifest:file-entry manifest:full-path="Pictures/100002010000023D000001E62EBC1B81AC6E0B34.png" manifest:media-type="image/png"/>
  <manifest:file-entry manifest:full-path="Pictures/1000020100000374000002C2F6A149C6BCFBBF85.png" manifest:media-type="image/png"/>
  <manifest:file-entry manifest:full-path="Pictures/1000020100000374000002C22DD41D6B79D3E897.png" manifest:media-type="image/png"/>
  <manifest:file-entry manifest:full-path="Pictures/1000020100000374000002C2D0CFCD61FF394070.png" manifest:media-type="image/png"/>
  <manifest:file-entry manifest:full-path="Pictures/10000201000000910000009106E9BC7CA9ADE319.png" manifest:media-type="image/png"/>
  <manifest:file-entry manifest:full-path="Pictures/1000020100000374000002C24A0761F5EEB512DE.png" manifest:media-type="image/png"/>
  <manifest:file-entry manifest:full-path="Pictures/10000201000001E400000197AB7A2D1FED8D99AB.png" manifest:media-type="image/png"/>
  <manifest:file-entry manifest:full-path="Pictures/1000020100000374000002C2755851B9B2B785AF.png" manifest:media-type="image/png"/>
  <manifest:file-entry manifest:full-path="Pictures/1000020100000248000001404CAFAFE04F310A94.png" manifest:media-type="image/png"/>
  <manifest:file-entry manifest:full-path="Pictures/1000020100000374000002C20D82D90A84811D20.png" manifest:media-type="image/png"/>
  <manifest:file-entry manifest:full-path="Pictures/100002010000042A0000035310D3B80E566C7155.png" manifest:media-type="image/png"/>
  <manifest:file-entry manifest:full-path="Pictures/10000201000002B200000307F1536C9F0E989332.png" manifest:media-type="image/png"/>
  <manifest:file-entry manifest:full-path="Pictures/10000201000002AC0000035D6B0970768B8216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text-properties officeooo:rsid="01975a32" officeooo:paragraph-rsid="01975a32"/>
    </style:style>
    <style:style style:name="P42" style:family="paragraph" style:parent-style-name="Text_20_body">
      <style:text-properties officeooo:rsid="019aca4f" officeooo:paragraph-rsid="019aca4f"/>
    </style:style>
    <style:style style:name="P43" style:family="paragraph" style:parent-style-name="Text_20_body">
      <style:paragraph-properties fo:margin-left="0.4925in" fo:margin-right="0in" fo:text-indent="0in" style:auto-text-indent="false"/>
      <style:text-properties officeooo:rsid="00157156" officeooo:paragraph-rsid="00157156"/>
    </style:style>
    <style:style style:name="P44" style:family="paragraph" style:parent-style-name="Text_20_body">
      <style:paragraph-properties fo:margin-left="0.4925in" fo:margin-right="0in" fo:text-indent="0in" style:auto-text-indent="false"/>
      <style:text-properties officeooo:rsid="00454e13" officeooo:paragraph-rsid="00454e13"/>
    </style:style>
    <style:style style:name="P45" style:family="paragraph" style:parent-style-name="Text_20_body">
      <style:paragraph-properties fo:margin-left="0.4925in" fo:margin-right="0in" fo:text-indent="0in" style:auto-text-indent="false"/>
      <style:text-properties officeooo:rsid="005a8087" officeooo:paragraph-rsid="005a8087"/>
    </style:style>
    <style:style style:name="P46" style:family="paragraph" style:parent-style-name="Text_20_body">
      <style:paragraph-properties fo:margin-left="0.4925in" fo:margin-right="0in" fo:text-indent="0in" style:auto-text-indent="false"/>
      <style:text-properties officeooo:rsid="008b5e85" officeooo:paragraph-rsid="008b5e85"/>
    </style:style>
    <style:style style:name="P47" style:family="paragraph" style:parent-style-name="Text_20_body">
      <style:paragraph-properties fo:margin-left="0.4925in" fo:margin-right="0in" fo:text-indent="0in" style:auto-text-indent="false"/>
      <style:text-properties officeooo:rsid="00ad1f16" officeooo:paragraph-rsid="00ad1f16"/>
    </style:style>
    <style:style style:name="P48" style:family="paragraph" style:parent-style-name="Text_20_body">
      <style:paragraph-properties fo:margin-left="0.9846in" fo:margin-right="0in" fo:text-indent="0in" style:auto-text-indent="false"/>
      <style:text-properties officeooo:rsid="0016eb8b" officeooo:paragraph-rsid="0016eb8b"/>
    </style:style>
    <style:style style:name="P49" style:family="paragraph" style:parent-style-name="Text_20_body">
      <style:paragraph-properties fo:margin-left="0.9846in" fo:margin-right="0in" fo:text-indent="0in" style:auto-text-indent="false"/>
      <style:text-properties officeooo:rsid="0018c646" officeooo:paragraph-rsid="0018c646"/>
    </style:style>
    <style:style style:name="P50" style:family="paragraph" style:parent-style-name="Text_20_body">
      <style:paragraph-properties fo:margin-left="0.9846in" fo:margin-right="0in" fo:text-indent="0in" style:auto-text-indent="false"/>
      <style:text-properties officeooo:rsid="001abec0" officeooo:paragraph-rsid="001abec0"/>
    </style:style>
    <style:style style:name="P51" style:family="paragraph" style:parent-style-name="Text_20_body">
      <style:paragraph-properties fo:margin-left="0.9846in" fo:margin-right="0in" fo:text-indent="0in" style:auto-text-indent="false"/>
      <style:text-properties officeooo:rsid="001e6645" officeooo:paragraph-rsid="001e6645"/>
    </style:style>
    <style:style style:name="P52" style:family="paragraph" style:parent-style-name="Text_20_body">
      <style:paragraph-properties fo:margin-left="0.9846in" fo:margin-right="0in" fo:text-indent="0in" style:auto-text-indent="false"/>
      <style:text-properties officeooo:rsid="002aa463" officeooo:paragraph-rsid="002aa463"/>
    </style:style>
    <style:style style:name="P53" style:family="paragraph" style:parent-style-name="Text_20_body">
      <style:paragraph-properties fo:margin-left="0.9846in" fo:margin-right="0in" fo:text-indent="0in" style:auto-text-indent="false"/>
      <style:text-properties officeooo:rsid="002d3872" officeooo:paragraph-rsid="002d3872"/>
    </style:style>
    <style:style style:name="P54" style:family="paragraph" style:parent-style-name="Text_20_body">
      <style:paragraph-properties fo:margin-left="0.9846in" fo:margin-right="0in" fo:text-indent="0in" style:auto-text-indent="false"/>
      <style:text-properties officeooo:rsid="00320207" officeooo:paragraph-rsid="00320207"/>
    </style:style>
    <style:style style:name="P55" style:family="paragraph" style:parent-style-name="Text_20_body">
      <style:paragraph-properties fo:margin-left="0.9846in" fo:margin-right="0in" fo:text-indent="0in" style:auto-text-indent="false"/>
      <style:text-properties officeooo:rsid="00198c1b" officeooo:paragraph-rsid="00198c1b"/>
    </style:style>
    <style:style style:name="P56" style:family="paragraph" style:parent-style-name="Text_20_body">
      <style:paragraph-properties fo:margin-left="0.9846in" fo:margin-right="0in" fo:text-indent="0in" style:auto-text-indent="false"/>
      <style:text-properties officeooo:rsid="0035d883" officeooo:paragraph-rsid="0035d883"/>
    </style:style>
    <style:style style:name="P57" style:family="paragraph" style:parent-style-name="Text_20_body">
      <style:paragraph-properties fo:margin-left="0.9846in" fo:margin-right="0in" fo:text-indent="0in" style:auto-text-indent="false"/>
      <style:text-properties officeooo:rsid="001a5c48" officeooo:paragraph-rsid="001a5c48"/>
    </style:style>
    <style:style style:name="P58" style:family="paragraph" style:parent-style-name="Text_20_body">
      <style:paragraph-properties fo:margin-left="0.9846in" fo:margin-right="0in" fo:text-indent="0in" style:auto-text-indent="false"/>
      <style:text-properties officeooo:rsid="0036efab" officeooo:paragraph-rsid="0036efab"/>
    </style:style>
    <style:style style:name="P59" style:family="paragraph" style:parent-style-name="Text_20_body">
      <style:paragraph-properties fo:margin-left="0.9846in" fo:margin-right="0in" fo:text-indent="0in" style:auto-text-indent="false"/>
      <style:text-properties officeooo:paragraph-rsid="0073274a"/>
    </style:style>
    <style:style style:name="P60" style:family="paragraph" style:parent-style-name="Text_20_body">
      <style:paragraph-properties fo:margin-left="0.9846in" fo:margin-right="0in" fo:text-indent="0in" style:auto-text-indent="false"/>
      <style:text-properties officeooo:rsid="006f3b9f" officeooo:paragraph-rsid="006f3b9f"/>
    </style:style>
    <style:style style:name="P61" style:family="paragraph" style:parent-style-name="Text_20_body">
      <style:paragraph-properties fo:margin-left="0.9846in" fo:margin-right="0in" fo:text-indent="0in" style:auto-text-indent="false"/>
      <style:text-properties officeooo:rsid="0037cb5b" officeooo:paragraph-rsid="0037cb5b"/>
    </style:style>
    <style:style style:name="P62" style:family="paragraph" style:parent-style-name="Text_20_body">
      <style:paragraph-properties fo:margin-left="0.9846in" fo:margin-right="0in" fo:text-indent="0in" style:auto-text-indent="false"/>
      <style:text-properties officeooo:rsid="001e2bbe" officeooo:paragraph-rsid="001e2bbe"/>
    </style:style>
    <style:style style:name="P63" style:family="paragraph" style:parent-style-name="Text_20_body">
      <style:paragraph-properties fo:margin-left="0.9846in" fo:margin-right="0in" fo:text-indent="0in" style:auto-text-indent="false"/>
      <style:text-properties officeooo:rsid="00ea72fd" officeooo:paragraph-rsid="00ea72fd"/>
    </style:style>
    <style:style style:name="P64" style:family="paragraph" style:parent-style-name="Text_20_body">
      <style:paragraph-properties fo:margin-left="0.9846in" fo:margin-right="0in" fo:text-indent="0in" style:auto-text-indent="false"/>
      <style:text-properties officeooo:rsid="00742cfa" officeooo:paragraph-rsid="00742cfa"/>
    </style:style>
    <style:style style:name="P65" style:family="paragraph" style:parent-style-name="Text_20_body">
      <style:paragraph-properties fo:margin-left="0.9846in" fo:margin-right="0in" fo:text-indent="0in" style:auto-text-indent="false"/>
      <style:text-properties officeooo:rsid="00717887" officeooo:paragraph-rsid="0126186b"/>
    </style:style>
    <style:style style:name="P66" style:family="paragraph" style:parent-style-name="Text_20_body">
      <style:paragraph-properties fo:margin-left="0.9846in" fo:margin-right="0in" fo:text-indent="0in" style:auto-text-indent="false"/>
      <style:text-properties officeooo:rsid="00ef05a7" officeooo:paragraph-rsid="01277d57"/>
    </style:style>
    <style:style style:name="P67" style:family="paragraph" style:parent-style-name="Text_20_body">
      <style:paragraph-properties fo:margin-left="0.9846in" fo:margin-right="0in" fo:text-indent="0in" style:auto-text-indent="false"/>
      <style:text-properties officeooo:rsid="013b9846" officeooo:paragraph-rsid="013b9846"/>
    </style:style>
    <style:style style:name="P68" style:family="paragraph" style:parent-style-name="Text_20_body">
      <style:paragraph-properties fo:margin-left="0.9846in" fo:margin-right="0in" fo:text-indent="0in" style:auto-text-indent="false"/>
      <style:text-properties officeooo:rsid="010ff332" officeooo:paragraph-rsid="010ff332"/>
    </style:style>
    <style:style style:name="P69" style:family="paragraph" style:parent-style-name="Text_20_body">
      <style:paragraph-properties fo:margin-left="0.9846in" fo:margin-right="0in" fo:text-indent="0in" style:auto-text-indent="false"/>
      <style:text-properties officeooo:rsid="01982a9c" officeooo:paragraph-rsid="01982a9c"/>
    </style:style>
    <style:style style:name="P70" style:family="paragraph" style:parent-style-name="Text_20_body">
      <style:paragraph-properties fo:margin-left="0in" fo:margin-right="0in" fo:text-indent="0in" style:auto-text-indent="false"/>
      <style:text-properties officeooo:rsid="005a8087" officeooo:paragraph-rsid="005a8087"/>
    </style:style>
    <style:style style:name="P71" style:family="paragraph" style:parent-style-name="Text_20_body">
      <style:paragraph-properties fo:margin-left="0in" fo:margin-right="0in" fo:text-indent="0in" style:auto-text-indent="false"/>
      <style:text-properties officeooo:rsid="002d3872" officeooo:paragraph-rsid="002d3872"/>
    </style:style>
    <style:style style:name="P72" style:family="paragraph" style:parent-style-name="Text_20_body">
      <style:paragraph-properties fo:margin-left="0in" fo:margin-right="0in" fo:text-indent="0in" style:auto-text-indent="false"/>
      <style:text-properties officeooo:rsid="0074cc83" officeooo:paragraph-rsid="0074cc83"/>
    </style:style>
    <style:style style:name="P73" style:family="paragraph" style:parent-style-name="Text_20_body">
      <style:paragraph-properties fo:margin-left="0in" fo:margin-right="0in" fo:text-indent="0in" style:auto-text-indent="false"/>
      <style:text-properties officeooo:rsid="0037cb5b" officeooo:paragraph-rsid="0037cb5b"/>
    </style:style>
    <style:style style:name="P74" style:family="paragraph" style:parent-style-name="Text_20_body">
      <style:paragraph-properties fo:margin-left="0in" fo:margin-right="0in" fo:text-indent="0in" style:auto-text-indent="false"/>
      <style:text-properties officeooo:rsid="00454e13" officeooo:paragraph-rsid="00454e13"/>
    </style:style>
    <style:style style:name="P75" style:family="paragraph" style:parent-style-name="Text_20_body">
      <style:paragraph-properties fo:margin-left="0in" fo:margin-right="0in" fo:text-indent="0in" style:auto-text-indent="false"/>
      <style:text-properties officeooo:rsid="00417793" officeooo:paragraph-rsid="00454e13"/>
    </style:style>
    <style:style style:name="P76" style:family="paragraph" style:parent-style-name="Text_20_body">
      <style:paragraph-properties fo:margin-left="1.4772in" fo:margin-right="0in" fo:text-indent="0in" style:auto-text-indent="false"/>
      <style:text-properties officeooo:rsid="00717887" officeooo:paragraph-rsid="0126186b"/>
    </style:style>
    <style:style style:name="P77" style:family="paragraph" style:parent-style-name="Text_20_body">
      <style:paragraph-properties fo:margin-left="1.4772in" fo:margin-right="0in" fo:text-indent="0in" style:auto-text-indent="false"/>
      <style:text-properties officeooo:rsid="00ef05a7" officeooo:paragraph-rsid="01277d57"/>
    </style:style>
    <style:style style:name="P78" style:family="paragraph" style:parent-style-name="Title">
      <style:paragraph-properties fo:text-align="end" style:justify-single-word="false"/>
      <style:text-properties officeooo:rsid="0007204f" officeooo:paragraph-rsid="0007204f"/>
    </style:style>
    <style:style style:name="P79" style:family="paragraph" style:parent-style-name="Subtitle">
      <style:paragraph-properties fo:text-align="end" style:justify-single-word="false"/>
      <style:text-properties officeooo:rsid="0154c3f2" officeooo:paragraph-rsid="0154c3f2"/>
    </style:style>
    <style:style style:name="P80" style:family="paragraph" style:parent-style-name="Subtitle">
      <style:paragraph-properties fo:text-align="end" style:justify-single-word="false"/>
      <style:text-properties officeooo:rsid="0016eb8b" officeooo:paragraph-rsid="0016eb8b"/>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Text_20_body" style:list-style-name="">
      <style:text-properties officeooo:rsid="012af74d" officeooo:paragraph-rsid="012af74d"/>
    </style:style>
    <style:style style:name="P87" style:family="paragraph" style:parent-style-name="Text_20_body" style:list-style-name="L1">
      <style:text-properties officeooo:rsid="00b9560c" officeooo:paragraph-rsid="00b9560c"/>
    </style:style>
    <style:style style:name="P88" style:family="paragraph" style:parent-style-name="Text_20_body" style:list-style-name="L1">
      <style:text-properties officeooo:rsid="01163eba" officeooo:paragraph-rsid="01163eba"/>
    </style:style>
    <style:style style:name="P89" style:family="paragraph" style:parent-style-name="Text_20_body" style:list-style-name="L1">
      <style:text-properties officeooo:rsid="00bece0d" officeooo:paragraph-rsid="00bece0d"/>
    </style:style>
    <style:style style:name="P90" style:family="paragraph" style:parent-style-name="Text_20_body" style:list-style-name="L1">
      <style:text-properties officeooo:rsid="010d8f56" officeooo:paragraph-rsid="010d8f56"/>
    </style:style>
    <style:style style:name="P91" style:family="paragraph" style:parent-style-name="Text_20_body" style:list-style-name="L1">
      <style:text-properties officeooo:rsid="005a8087" officeooo:paragraph-rsid="00bed3f1"/>
    </style:style>
    <style:style style:name="P92" style:family="paragraph" style:parent-style-name="Text_20_body" style:list-style-name="L1">
      <style:text-properties officeooo:rsid="005a8087" officeooo:paragraph-rsid="00b75b3f"/>
    </style:style>
    <style:style style:name="P93" style:family="paragraph" style:parent-style-name="Text_20_body" style:list-style-name="L1">
      <style:text-properties officeooo:rsid="014b17bb" officeooo:paragraph-rsid="014b17bb"/>
    </style:style>
    <style:style style:name="P94" style:family="paragraph" style:parent-style-name="Text_20_body" style:list-style-name="L1">
      <style:text-properties officeooo:rsid="00ba2eb5" officeooo:paragraph-rsid="00ba2eb5"/>
    </style:style>
    <style:style style:name="P95" style:family="paragraph" style:parent-style-name="Text_20_body" style:list-style-name="L1">
      <style:text-properties officeooo:rsid="014d9c01" officeooo:paragraph-rsid="014d9c01"/>
    </style:style>
    <style:style style:name="P96" style:family="paragraph" style:parent-style-name="Text_20_body" style:list-style-name="L1">
      <style:text-properties officeooo:rsid="015e47dc" officeooo:paragraph-rsid="015e47dc"/>
    </style:style>
    <style:style style:name="P97" style:family="paragraph" style:parent-style-name="Text_20_body" style:list-style-name="L1">
      <style:text-properties officeooo:rsid="01930794" officeooo:paragraph-rsid="01930794"/>
    </style:style>
    <style:style style:name="P98" style:family="paragraph" style:parent-style-name="Text_20_body" style:list-style-name="L1">
      <style:text-properties officeooo:rsid="00bb4c02" officeooo:paragraph-rsid="00bb4c02"/>
    </style:style>
    <style:style style:name="P99" style:family="paragraph" style:parent-style-name="Text_20_body" style:list-style-name="L2">
      <style:text-properties officeooo:rsid="013d837d" officeooo:paragraph-rsid="013d837d"/>
    </style:style>
    <style:style style:name="P100" style:family="paragraph" style:parent-style-name="Text_20_body" style:list-style-name="L2">
      <style:text-properties officeooo:rsid="002d361f" officeooo:paragraph-rsid="002d361f"/>
    </style:style>
    <style:style style:name="P101" style:family="paragraph" style:parent-style-name="Text_20_body" style:list-style-name="L3">
      <style:text-properties officeooo:rsid="002d361f" officeooo:paragraph-rsid="002d361f"/>
    </style:style>
    <style:style style:name="P102" style:family="paragraph" style:parent-style-name="Text_20_body" style:list-style-name="L2">
      <style:text-properties officeooo:rsid="00dfb226" officeooo:paragraph-rsid="00dfb226"/>
    </style:style>
    <style:style style:name="P103" style:family="paragraph" style:parent-style-name="Heading_20_1">
      <style:paragraph-properties fo:break-before="page"/>
      <style:text-properties officeooo:rsid="000abc94" officeooo:paragraph-rsid="000abc94"/>
    </style:style>
    <style:style style:name="P104" style:family="paragraph" style:parent-style-name="Heading_20_1" style:list-style-name="">
      <style:paragraph-properties fo:break-before="page"/>
      <style:text-properties officeooo:rsid="012a940d" officeooo:paragraph-rsid="012a940d"/>
    </style:style>
    <style:style style:name="P105" style:family="paragraph" style:parent-style-name="Heading_20_1">
      <style:paragraph-properties fo:break-before="page"/>
      <style:text-properties officeooo:rsid="006d2018" officeooo:paragraph-rsid="006d2018"/>
    </style:style>
    <style:style style:name="P106" style:family="paragraph" style:parent-style-name="Heading_20_1">
      <style:paragraph-properties fo:break-before="page"/>
      <style:text-properties officeooo:rsid="00c72a8c" officeooo:paragraph-rsid="00c72a8c"/>
    </style:style>
    <style:style style:name="P107" style:family="paragraph" style:parent-style-name="Heading_20_1">
      <style:paragraph-properties fo:break-before="page"/>
      <style:text-properties officeooo:rsid="019aca4f" officeooo:paragraph-rsid="019aca4f"/>
    </style:style>
    <style:style style:name="P108" style:family="paragraph" style:parent-style-name="Heading_20_1">
      <style:paragraph-properties fo:break-before="page"/>
      <style:text-properties officeooo:rsid="00482632" officeooo:paragraph-rsid="00482632"/>
    </style:style>
    <style:style style:name="P109" style:family="paragraph" style:parent-style-name="Heading_20_1">
      <style:paragraph-properties fo:break-before="page"/>
      <style:text-properties officeooo:rsid="003b60a7" officeooo:paragraph-rsid="003b60a7"/>
    </style:style>
    <style:style style:name="P110" style:family="paragraph" style:parent-style-name="Heading_20_1">
      <style:paragraph-properties fo:break-before="page"/>
      <style:text-properties officeooo:rsid="0152d057" officeooo:paragraph-rsid="0152d057"/>
    </style:style>
    <style:style style:name="P111" style:family="paragraph" style:parent-style-name="Heading_20_1">
      <style:paragraph-properties fo:break-before="page"/>
      <style:text-properties officeooo:rsid="00417793" officeooo:paragraph-rsid="00417793"/>
    </style:style>
    <style:style style:name="P112" style:family="paragraph" style:parent-style-name="Heading_20_1" style:list-style-name="">
      <style:paragraph-properties fo:break-before="page"/>
      <style:text-properties officeooo:rsid="016b4757" officeooo:paragraph-rsid="016b4757"/>
    </style:style>
    <style:style style:name="P113" style:family="paragraph" style:parent-style-name="Heading_20_1">
      <style:paragraph-properties fo:break-before="page"/>
      <style:text-properties officeooo:rsid="005a8087" officeooo:paragraph-rsid="005a8087"/>
    </style:style>
    <style:style style:name="P114" style:family="paragraph" style:parent-style-name="Heading_20_1">
      <style:paragraph-properties fo:break-before="page"/>
      <style:text-properties officeooo:rsid="005a8087" officeooo:paragraph-rsid="00b75b3f"/>
    </style:style>
    <style:style style:name="P115" style:family="paragraph" style:parent-style-name="Heading_20_1">
      <style:paragraph-properties fo:break-before="page"/>
      <style:text-properties officeooo:rsid="000e5af3" officeooo:paragraph-rsid="000e5af3"/>
    </style:style>
    <style:style style:name="P116" style:family="paragraph" style:parent-style-name="Heading_20_1">
      <style:paragraph-properties fo:break-before="page"/>
      <style:text-properties officeooo:rsid="00259545" officeooo:paragraph-rsid="00259545"/>
    </style:style>
    <style:style style:name="P117" style:family="paragraph" style:parent-style-name="Heading_20_1">
      <style:paragraph-properties fo:break-before="page"/>
      <style:text-properties officeooo:rsid="0063ba27" officeooo:paragraph-rsid="0063ba27"/>
    </style:style>
    <style:style style:name="P118" style:family="paragraph" style:parent-style-name="Heading_20_1">
      <style:paragraph-properties fo:break-before="page"/>
      <style:text-properties officeooo:rsid="01317b73" officeooo:paragraph-rsid="01317b73"/>
    </style:style>
    <style:style style:name="P119" style:family="paragraph" style:parent-style-name="Heading_20_1">
      <style:paragraph-properties fo:break-before="page"/>
      <style:text-properties officeooo:rsid="011394f8" officeooo:paragraph-rsid="011394f8"/>
    </style:style>
    <style:style style:name="P120" style:family="paragraph" style:parent-style-name="Heading_20_1">
      <style:paragraph-properties fo:break-before="page"/>
      <style:text-properties officeooo:rsid="018c83ec" officeooo:paragraph-rsid="018c83ec"/>
    </style:style>
    <style:style style:name="P121" style:family="paragraph" style:parent-style-name="Heading_20_1">
      <style:paragraph-properties fo:break-before="page"/>
      <style:text-properties officeooo:rsid="01975a32" officeooo:paragraph-rsid="01975a32"/>
    </style:style>
    <style:style style:name="P122" style:family="paragraph" style:parent-style-name="Heading_20_2">
      <style:paragraph-properties fo:margin-left="0.4925in" fo:margin-right="0in" fo:text-indent="0in" style:auto-text-indent="false"/>
      <style:text-properties officeooo:rsid="00ad1f16" officeooo:paragraph-rsid="00ad1f16"/>
    </style:style>
    <style:style style:name="P123" style:family="paragraph" style:parent-style-name="Heading_20_2">
      <style:paragraph-properties fo:margin-left="0.4925in" fo:margin-right="0in" fo:text-indent="0in" style:auto-text-indent="false"/>
      <style:text-properties officeooo:rsid="0044c2bb" officeooo:paragraph-rsid="0044c2bb"/>
    </style:style>
    <style:style style:name="P124" style:family="paragraph" style:parent-style-name="Heading_20_2">
      <style:paragraph-properties fo:margin-left="0.4925in" fo:margin-right="0in" fo:text-indent="0in" style:auto-text-indent="false"/>
      <style:text-properties officeooo:rsid="00454e13" officeooo:paragraph-rsid="00454e13"/>
    </style:style>
    <style:style style:name="P125" style:family="paragraph" style:parent-style-name="Heading_20_2">
      <style:paragraph-properties fo:margin-left="0.4925in" fo:margin-right="0in" fo:text-indent="0in" style:auto-text-indent="false"/>
      <style:text-properties officeooo:rsid="00157156" officeooo:paragraph-rsid="00157156"/>
    </style:style>
    <style:style style:name="P126" style:family="paragraph" style:parent-style-name="Heading_20_2">
      <style:paragraph-properties fo:margin-left="0.4925in" fo:margin-right="0in" fo:text-indent="0in" style:auto-text-indent="false"/>
      <style:text-properties officeooo:rsid="001e2bbe" officeooo:paragraph-rsid="001e2bbe"/>
    </style:style>
    <style:style style:name="P127" style:family="paragraph" style:parent-style-name="Heading_20_2">
      <style:paragraph-properties fo:margin-left="0.4925in" fo:margin-right="0in" fo:text-indent="0in" style:auto-text-indent="false"/>
      <style:text-properties officeooo:rsid="0028432c" officeooo:paragraph-rsid="0028432c"/>
    </style:style>
    <style:style style:name="P128" style:family="paragraph" style:parent-style-name="Heading_20_2">
      <style:paragraph-properties fo:margin-left="0.4925in" fo:margin-right="0in" fo:text-indent="0in" style:auto-text-indent="false"/>
      <style:text-properties officeooo:rsid="00320207" officeooo:paragraph-rsid="00320207"/>
    </style:style>
    <style:style style:name="P129" style:family="paragraph" style:parent-style-name="Heading_20_2">
      <style:paragraph-properties fo:margin-left="0.4925in" fo:margin-right="0in" fo:text-indent="0in" style:auto-text-indent="false"/>
      <style:text-properties officeooo:rsid="002d3872" officeooo:paragraph-rsid="002d3872"/>
    </style:style>
    <style:style style:name="P130" style:family="paragraph" style:parent-style-name="Heading_20_2">
      <style:paragraph-properties fo:margin-left="0.4925in" fo:margin-right="0in" fo:text-indent="0in" style:auto-text-indent="false"/>
      <style:text-properties officeooo:rsid="006acbb6" officeooo:paragraph-rsid="006acbb6"/>
    </style:style>
    <style:style style:name="P131" style:family="paragraph" style:parent-style-name="Heading_20_2">
      <style:paragraph-properties fo:margin-left="0.4925in" fo:margin-right="0in" fo:text-indent="0in" style:auto-text-indent="false"/>
      <style:text-properties officeooo:rsid="008b5e85" officeooo:paragraph-rsid="008b5e85"/>
    </style:style>
    <style:style style:name="P132" style:family="paragraph" style:parent-style-name="Heading_20_2">
      <style:paragraph-properties fo:margin-left="0.4925in" fo:margin-right="0in" fo:text-indent="0in" style:auto-text-indent="false"/>
      <style:text-properties officeooo:rsid="006fb280" officeooo:paragraph-rsid="006fb280"/>
    </style:style>
    <style:style style:name="P133" style:family="paragraph" style:parent-style-name="Heading_20_2">
      <style:paragraph-properties fo:margin-left="0.4925in" fo:margin-right="0in" fo:text-indent="0in" style:auto-text-indent="false"/>
      <style:text-properties officeooo:rsid="00724882" officeooo:paragraph-rsid="00724882"/>
    </style:style>
    <style:style style:name="P134" style:family="paragraph" style:parent-style-name="Heading_20_2">
      <style:paragraph-properties fo:margin-left="0.4925in" fo:margin-right="0in" fo:text-indent="0in" style:auto-text-indent="false"/>
      <style:text-properties officeooo:rsid="005a8087" officeooo:paragraph-rsid="005a8087"/>
    </style:style>
    <style:style style:name="P135" style:family="paragraph" style:parent-style-name="Heading_20_4">
      <style:paragraph-properties fo:margin-left="1.4772in" fo:margin-right="0in" fo:text-indent="0in" style:auto-text-indent="false"/>
    </style:style>
    <style:style style:name="P136" style:family="paragraph" style:parent-style-name="Heading_20_4">
      <style:paragraph-properties fo:margin-left="1.4772in" fo:margin-right="0in" fo:text-indent="0in" style:auto-text-indent="false"/>
      <style:text-properties officeooo:rsid="0126186b" officeooo:paragraph-rsid="0126186b"/>
    </style:style>
    <style:style style:name="P137" style:family="paragraph" style:parent-style-name="Heading_20_3">
      <style:paragraph-properties fo:margin-left="0.9846in" fo:margin-right="0in" fo:text-indent="0in" style:auto-text-indent="false"/>
      <style:text-properties officeooo:rsid="0016eb8b" officeooo:paragraph-rsid="0016eb8b"/>
    </style:style>
    <style:style style:name="P138" style:family="paragraph" style:parent-style-name="Heading_20_3">
      <style:paragraph-properties fo:margin-left="0.9846in" fo:margin-right="0in" fo:text-indent="0in" style:auto-text-indent="false"/>
      <style:text-properties officeooo:rsid="0018c646" officeooo:paragraph-rsid="0018c646"/>
    </style:style>
    <style:style style:name="P139" style:family="paragraph" style:parent-style-name="Heading_20_3">
      <style:paragraph-properties fo:margin-left="0.9846in" fo:margin-right="0in" fo:text-indent="0in" style:auto-text-indent="false"/>
      <style:text-properties officeooo:rsid="00198c1b" officeooo:paragraph-rsid="00198c1b"/>
    </style:style>
    <style:style style:name="P140" style:family="paragraph" style:parent-style-name="Heading_20_3">
      <style:paragraph-properties fo:margin-left="0.9846in" fo:margin-right="0in" fo:text-indent="0in" style:auto-text-indent="false"/>
      <style:text-properties officeooo:rsid="0035d883" officeooo:paragraph-rsid="0035d883"/>
    </style:style>
    <style:style style:name="P141" style:family="paragraph" style:parent-style-name="Heading_20_3">
      <style:paragraph-properties fo:margin-left="0.9846in" fo:margin-right="0in" fo:text-indent="0in" style:auto-text-indent="false"/>
      <style:text-properties officeooo:rsid="001a5c48" officeooo:paragraph-rsid="001a5c48"/>
    </style:style>
    <style:style style:name="P142" style:family="paragraph" style:parent-style-name="Heading_20_3">
      <style:paragraph-properties fo:margin-left="0.9846in" fo:margin-right="0in" fo:text-indent="0in" style:auto-text-indent="false"/>
      <style:text-properties officeooo:rsid="0036efab" officeooo:paragraph-rsid="0036efab"/>
    </style:style>
    <style:style style:name="P143" style:family="paragraph" style:parent-style-name="Heading_20_3">
      <style:paragraph-properties fo:margin-left="0.9846in" fo:margin-right="0in" fo:text-indent="0in" style:auto-text-indent="false"/>
      <style:text-properties officeooo:rsid="001abec0" officeooo:paragraph-rsid="001abec0"/>
    </style:style>
    <style:style style:name="P144" style:family="paragraph" style:parent-style-name="Heading_20_3">
      <style:paragraph-properties fo:margin-left="0.9846in" fo:margin-right="0in" fo:text-indent="0in" style:auto-text-indent="false"/>
      <style:text-properties officeooo:rsid="001e2bbe" officeooo:paragraph-rsid="001e2bbe"/>
    </style:style>
    <style:style style:name="P145" style:family="paragraph" style:parent-style-name="Heading_20_3">
      <style:paragraph-properties fo:margin-left="0.9846in" fo:margin-right="0in" fo:text-indent="0in" style:auto-text-indent="false"/>
      <style:text-properties officeooo:rsid="001e2bbe" officeooo:paragraph-rsid="00ea72fd"/>
    </style:style>
    <style:style style:name="P146" style:family="paragraph" style:parent-style-name="Heading_20_3">
      <style:paragraph-properties fo:margin-left="0.9846in" fo:margin-right="0in" fo:text-indent="0in" style:auto-text-indent="false"/>
      <style:text-properties officeooo:rsid="001e2bbe" officeooo:paragraph-rsid="002a0a68"/>
    </style:style>
    <style:style style:name="P147" style:family="paragraph" style:parent-style-name="Heading_20_3">
      <style:paragraph-properties fo:margin-left="0.9846in" fo:margin-right="0in" fo:text-indent="0in" style:auto-text-indent="false"/>
      <style:text-properties officeooo:rsid="0037cb5b" officeooo:paragraph-rsid="0037cb5b"/>
    </style:style>
    <style:style style:name="P148" style:family="paragraph" style:parent-style-name="Heading_20_3">
      <style:paragraph-properties fo:margin-left="0.9846in" fo:margin-right="0in" fo:text-indent="0in" style:auto-text-indent="false"/>
      <style:text-properties officeooo:rsid="001e6645" officeooo:paragraph-rsid="001e6645"/>
    </style:style>
    <style:style style:name="P149" style:family="paragraph" style:parent-style-name="Heading_20_3">
      <style:paragraph-properties fo:margin-left="0.9846in" fo:margin-right="0in" fo:text-indent="0in" style:auto-text-indent="false"/>
      <style:text-properties officeooo:rsid="002a0a68" officeooo:paragraph-rsid="002a0a6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0320207" officeooo:paragraph-rsid="00320207"/>
    </style:style>
    <style:style style:name="P152" style:family="paragraph" style:parent-style-name="Heading_20_3">
      <style:paragraph-properties fo:margin-left="0.9846in" fo:margin-right="0in" fo:text-indent="0in" style:auto-text-indent="false"/>
      <style:text-properties officeooo:rsid="002d3872" officeooo:paragraph-rsid="002d3872"/>
    </style:style>
    <style:style style:name="P153" style:family="paragraph" style:parent-style-name="Heading_20_3">
      <style:paragraph-properties fo:margin-left="0.9846in" fo:margin-right="0in" fo:text-indent="0in" style:auto-text-indent="false"/>
      <style:text-properties officeooo:rsid="006bf545" officeooo:paragraph-rsid="006bf545"/>
    </style:style>
    <style:style style:name="P154" style:family="paragraph" style:parent-style-name="Heading_20_3">
      <style:paragraph-properties fo:margin-left="0.9846in" fo:margin-right="0in" fo:text-indent="0in" style:auto-text-indent="false"/>
      <style:text-properties officeooo:rsid="00717887" officeooo:paragraph-rsid="00717887"/>
    </style:style>
    <style:style style:name="P155" style:family="paragraph" style:parent-style-name="Heading_20_3">
      <style:paragraph-properties fo:margin-left="0.9846in" fo:margin-right="0in" fo:text-indent="0in" style:auto-text-indent="false"/>
      <style:text-properties officeooo:rsid="013b9846" officeooo:paragraph-rsid="013b9846"/>
    </style:style>
    <style:style style:name="P156" style:family="paragraph" style:parent-style-name="Heading_20_3">
      <style:paragraph-properties fo:margin-left="0.9846in" fo:margin-right="0in" fo:text-indent="0in" style:auto-text-indent="false"/>
      <style:text-properties officeooo:rsid="00742cfa" officeooo:paragraph-rsid="00742cfa"/>
    </style:style>
    <style:style style:name="P157" style:family="paragraph" style:parent-style-name="Heading_20_3">
      <style:paragraph-properties fo:margin-left="0.9846in" fo:margin-right="0in" fo:text-indent="0in" style:auto-text-indent="false"/>
      <style:text-properties officeooo:rsid="010ff332" officeooo:paragraph-rsid="010ff332"/>
    </style:style>
    <style:style style:name="P158" style:family="paragraph" style:parent-style-name="Heading_20_3">
      <style:paragraph-properties fo:margin-left="0.9846in" fo:margin-right="0in" fo:text-indent="0in" style:auto-text-indent="false"/>
      <style:text-properties officeooo:rsid="01982a9c" officeooo:paragraph-rsid="01982a9c"/>
    </style:style>
    <style:style style:name="P159"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ba789"/>
    </style:style>
    <style:style style:name="T86" style:family="text">
      <style:text-properties officeooo:rsid="014c5bb5"/>
    </style:style>
    <style:style style:name="T87" style:family="text">
      <style:text-properties officeooo:rsid="014d05f0"/>
    </style:style>
    <style:style style:name="T88" style:family="text">
      <style:text-properties officeooo:rsid="014e5220"/>
    </style:style>
    <style:style style:name="T89" style:family="text">
      <style:text-properties officeooo:rsid="01550fb6"/>
    </style:style>
    <style:style style:name="T90" style:family="text">
      <style:text-properties officeooo:rsid="015cb9d9"/>
    </style:style>
    <style:style style:name="T91" style:family="text">
      <style:text-properties officeooo:rsid="0163560e"/>
    </style:style>
    <style:style style:name="T92" style:family="text">
      <style:text-properties officeooo:rsid="017223d1"/>
    </style:style>
    <style:style style:name="T93" style:family="text">
      <style:text-properties officeooo:rsid="0179191d"/>
    </style:style>
    <style:style style:name="T94" style:family="text">
      <style:text-properties officeooo:rsid="017dda2d"/>
    </style:style>
    <style:style style:name="T95" style:family="text">
      <style:text-properties officeooo:rsid="0183d5ab"/>
    </style:style>
    <style:style style:name="T96" style:family="text">
      <style:text-properties officeooo:rsid="0185e26e"/>
    </style:style>
    <style:style style:name="T97" style:family="text">
      <style:text-properties officeooo:rsid="018d58dc"/>
    </style:style>
    <style:style style:name="T98" style:family="text">
      <style:text-properties officeooo:rsid="018de10b"/>
    </style:style>
    <style:style style:name="T99" style:family="text">
      <style:text-properties officeooo:rsid="01906668"/>
    </style:style>
    <style:style style:name="T100" style:family="text">
      <style:text-properties officeooo:rsid="01910860"/>
    </style:style>
    <style:style style:name="T101" style:family="text">
      <style:text-properties officeooo:rsid="01975a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78"><draw:frame draw:style-name="fr1" draw:name="Image14" text:anchor-type="paragraph" svg:x="0.0937in" svg:y="-0.0528in" svg:width="2.0134in" svg:height="2.0134in" draw:z-index="13"><draw:image xlink:href="Pictures/10000201000000910000009106E9BC7CA9ADE319.png" xlink:type="simple" xlink:show="embed" xlink:actuate="onLoad" loext:mime-type="image/png"/></draw:frame>Dooble</text:p>
      <text:p text:style-name="P79">A Web Browser</text:p>
      <text:p text:style-name="P80">Version 201<text:span text:style-name="T101">9</text:span>.<text:span text:style-name="T101">0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82"><text:a xlink:type="simple" xlink:href="#__RefHeading___Toc105_989239493" text:style-name="Index_20_Link" text:visited-style-name="Index_20_Link">Introduction<text:tab/>4</text:a></text:p>
          <text:p text:style-name="P82"><text:a xlink:type="simple" xlink:href="#__RefHeading___Toc1113_468715888" text:style-name="Index_20_Link" text:visited-style-name="Index_20_Link">AES Implementation<text:tab/>5</text:a></text:p>
          <text:p text:style-name="P82"><text:a xlink:type="simple" xlink:href="#__RefHeading___Toc2293_938157555" text:style-name="Index_20_Link" text:visited-style-name="Index_20_Link">Accepted / Blocked Domains<text:tab/>6</text:a></text:p>
          <text:p text:style-name="P83"><text:a xlink:type="simple" xlink:href="#__RefHeading___Toc826_1508254940" text:style-name="Index_20_Link" text:visited-style-name="Index_20_Link">Accept Mode<text:tab/>6</text:a></text:p>
          <text:p text:style-name="P83"><text:a xlink:type="simple" xlink:href="#__RefHeading___Toc828_1508254940" text:style-name="Index_20_Link" text:visited-style-name="Index_20_Link">Block Mode<text:tab/>6</text:a></text:p>
          <text:p text:style-name="P82"><text:a xlink:type="simple" xlink:href="#__RefHeading___Toc834_1508254940" text:style-name="Index_20_Link" text:visited-style-name="Index_20_Link">Address Widget<text:tab/>8</text:a></text:p>
          <text:p text:style-name="P82"><text:a xlink:type="simple" xlink:href="#__RefHeading___Toc1362_2185302612" text:style-name="Index_20_Link" text:visited-style-name="Index_20_Link">Application Locking<text:tab/>9</text:a></text:p>
          <text:p text:style-name="P82"><text:a xlink:type="simple" xlink:href="#__RefHeading___Toc411_938157555" text:style-name="Index_20_Link" text:visited-style-name="Index_20_Link">Certificate Exceptions<text:tab/>10</text:a></text:p>
          <text:p text:style-name="P82"><text:a xlink:type="simple" xlink:href="#__RefHeading___Toc373_1594680094" text:style-name="Index_20_Link" text:visited-style-name="Index_20_Link">Clear Items<text:tab/>13</text:a></text:p>
          <text:p text:style-name="P82"><text:a xlink:type="simple" xlink:href="#__RefHeading___Toc1186_50453450" text:style-name="Index_20_Link" text:visited-style-name="Index_20_Link">Command-Line Options<text:tab/>14</text:a></text:p>
          <text:p text:style-name="P82"><text:a xlink:type="simple" xlink:href="#__RefHeading___Toc413_938157555" text:style-name="Index_20_Link" text:visited-style-name="Index_20_Link">Cookies<text:tab/>15</text:a></text:p>
          <text:p text:style-name="P83"><text:a xlink:type="simple" xlink:href="#__RefHeading___Toc415_938157555" text:style-name="Index_20_Link" text:visited-style-name="Index_20_Link">Domain Filter<text:tab/>15</text:a></text:p>
          <text:p text:style-name="P83"><text:a xlink:type="simple" xlink:href="#__RefHeading___Toc417_938157555" text:style-name="Index_20_Link" text:visited-style-name="Index_20_Link">Purge Periodically<text:tab/>15</text:a></text:p>
          <text:p text:style-name="P82"><text:a xlink:type="simple" xlink:href="#__RefHeading___Toc1268_1551959347" text:style-name="Index_20_Link" text:visited-style-name="Index_20_Link">Debian<text:tab/>18</text:a></text:p>
          <text:p text:style-name="P82"><text:a xlink:type="simple" xlink:href="#__RefHeading___Toc442_938157555" text:style-name="Index_20_Link" text:visited-style-name="Index_20_Link">Downloads<text:tab/>19</text:a></text:p>
          <text:p text:style-name="P82"><text:a xlink:type="simple" xlink:href="#__RefHeading___Toc430_938157555" text:style-name="Index_20_Link" text:visited-style-name="Index_20_Link">Favorites<text:tab/>20</text:a></text:p>
          <text:p text:style-name="P82"><text:a xlink:type="simple" xlink:href="#__RefHeading___Toc24_1852866977" text:style-name="Index_20_Link" text:visited-style-name="Index_20_Link">File Menus<text:tab/>21</text:a></text:p>
          <text:p text:style-name="P83"><text:a xlink:type="simple" xlink:href="#__RefHeading___Toc27_1852866977" text:style-name="Index_20_Link" text:visited-style-name="Index_20_Link">File<text:tab/>21</text:a></text:p>
          <text:p text:style-name="P84"><text:a xlink:type="simple" xlink:href="#__RefHeading___Toc29_1852866977" text:style-name="Index_20_Link" text:visited-style-name="Index_20_Link">Authenticate<text:tab/>21</text:a></text:p>
          <text:p text:style-name="P84"><text:a xlink:type="simple" xlink:href="#__RefHeading___Toc31_1852866977" text:style-name="Index_20_Link" text:visited-style-name="Index_20_Link">New Private Window<text:tab/>21</text:a></text:p>
          <text:p text:style-name="P84"><text:a xlink:type="simple" xlink:href="#__RefHeading___Toc33_1852866977" text:style-name="Index_20_Link" text:visited-style-name="Index_20_Link">New Tab<text:tab/>21</text:a></text:p>
          <text:p text:style-name="P84"><text:a xlink:type="simple" xlink:href="#__RefHeading___Toc35_1852866977" text:style-name="Index_20_Link" text:visited-style-name="Index_20_Link">New Window<text:tab/>21</text:a></text:p>
          <text:p text:style-name="P84"><text:a xlink:type="simple" xlink:href="#__RefHeading___Toc365_1594680094" text:style-name="Index_20_Link" text:visited-style-name="Index_20_Link">Save<text:tab/>21</text:a></text:p>
          <text:p text:style-name="P84"><text:a xlink:type="simple" xlink:href="#__RefHeading___Toc37_1852866977" text:style-name="Index_20_Link" text:visited-style-name="Index_20_Link">Close Tab<text:tab/>21</text:a></text:p>
          <text:p text:style-name="P84"><text:a xlink:type="simple" xlink:href="#__RefHeading___Toc367_1594680094" text:style-name="Index_20_Link" text:visited-style-name="Index_20_Link">Print<text:tab/>21</text:a></text:p>
          <text:p text:style-name="P84"><text:a xlink:type="simple" xlink:href="#__RefHeading___Toc369_1594680094" text:style-name="Index_20_Link" text:visited-style-name="Index_20_Link">Print Preview<text:tab/>22</text:a></text:p>
          <text:p text:style-name="P84"><text:a xlink:type="simple" xlink:href="#__RefHeading___Toc39_1852866977" text:style-name="Index_20_Link" text:visited-style-name="Index_20_Link">Exit Dooble<text:tab/>22</text:a></text:p>
          <text:p text:style-name="P83"><text:a xlink:type="simple" xlink:href="#__RefHeading___Toc6182_1852866977" text:style-name="Index_20_Link" text:visited-style-name="Index_20_Link">Edit<text:tab/>22</text:a></text:p>
          <text:p text:style-name="P84"><text:a xlink:type="simple" xlink:href="#__RefHeading___Toc6184_1852866977" text:style-name="Index_20_Link" text:visited-style-name="Index_20_Link">Clear Items<text:tab/>22</text:a></text:p>
          <text:p text:style-name="P84"><text:a xlink:type="simple" xlink:href="#__RefHeading__973_1786344497" text:style-name="Index_20_Link" text:visited-style-name="Index_20_Link">Clear Visited Links<text:tab/>22</text:a></text:p>
          <text:p text:style-name="P84"><text:a xlink:type="simple" xlink:href="#__RefHeading___Toc371_1594680094" text:style-name="Index_20_Link" text:visited-style-name="Index_20_Link">Find<text:tab/>22</text:a></text:p>
          <text:p text:style-name="P84"><text:a xlink:type="simple" xlink:href="#__RefHeading___Toc6186_1852866977" text:style-name="Index_20_Link" text:visited-style-name="Index_20_Link">Settings<text:tab/>23</text:a></text:p>
          <text:p text:style-name="P83"><text:a xlink:type="simple" xlink:href="#__RefHeading___Toc185_697823169" text:style-name="Index_20_Link" text:visited-style-name="Index_20_Link">Tools<text:tab/>23</text:a></text:p>
          <text:p text:style-name="P84"><text:a xlink:type="simple" xlink:href="#__RefHeading___Toc187_697823169" text:style-name="Index_20_Link" text:visited-style-name="Index_20_Link">Accepted / Blocked Domains<text:tab/>23</text:a></text:p>
          <text:p text:style-name="P84"><text:a xlink:type="simple" xlink:href="#__RefHeading___Toc189_697823169" text:style-name="Index_20_Link" text:visited-style-name="Index_20_Link">Certificate Exceptions<text:tab/>23</text:a></text:p>
          <text:p text:style-name="P84"><text:a xlink:type="simple" xlink:href="#__RefHeading___Toc191_697823169" text:style-name="Index_20_Link" text:visited-style-name="Index_20_Link">Cookies<text:tab/>23</text:a></text:p>
          <text:p text:style-name="P84"><text:a xlink:type="simple" xlink:href="#__RefHeading___Toc193_697823169" text:style-name="Index_20_Link" text:visited-style-name="Index_20_Link">Downloads<text:tab/>23</text:a></text:p>
          <text:p text:style-name="P84"><text:a xlink:type="simple" xlink:href="#__RefHeading___Toc195_697823169" text:style-name="Index_20_Link" text:visited-style-name="Index_20_Link">Favorites<text:tab/>23</text:a></text:p>
          <text:p text:style-name="P84"><text:a xlink:type="simple" xlink:href="#__RefHeading___Toc197_697823169" text:style-name="Index_20_Link" text:visited-style-name="Index_20_Link">History<text:tab/>23</text:a></text:p>
          <text:p text:style-name="P83"><text:a xlink:type="simple" xlink:href="#__RefHeading___Toc209_697823169" text:style-name="Index_20_Link" text:visited-style-name="Index_20_Link">View<text:tab/>23</text:a></text:p>
          <text:p text:style-name="P84"><text:a xlink:type="simple" xlink:href="#__RefHeading___Toc211_697823169" text:style-name="Index_20_Link" text:visited-style-name="Index_20_Link">Show Full Screen<text:tab/>23</text:a></text:p>
          <text:p text:style-name="P84"><text:a xlink:type="simple" xlink:href="#__RefHeading___Toc213_697823169" text:style-name="Index_20_Link" text:visited-style-name="Index_20_Link">Show Status Bar<text:tab/>23</text:a></text:p>
          <text:p text:style-name="P83"><text:a xlink:type="simple" xlink:href="#__RefHeading___Toc201_697823169" text:style-name="Index_20_Link" text:visited-style-name="Index_20_Link">Help<text:tab/>23</text:a></text:p>
          <text:p text:style-name="P84"><text:a xlink:type="simple" xlink:href="#__RefHeading___Toc203_697823169" text:style-name="Index_20_Link" text:visited-style-name="Index_20_Link">About<text:tab/>23</text:a></text:p>
          <text:p text:style-name="P84"><text:soft-page-break/><text:a xlink:type="simple" xlink:href="#__RefHeading___Toc205_697823169" text:style-name="Index_20_Link" text:visited-style-name="Index_20_Link">Documentation<text:tab/>24</text:a></text:p>
          <text:p text:style-name="P82"><text:a xlink:type="simple" xlink:href="#__RefHeading___Toc440_938157555" text:style-name="Index_20_Link" text:visited-style-name="Index_20_Link">History<text:tab/>25</text:a></text:p>
          <text:p text:style-name="P82"><text:a xlink:type="simple" xlink:href="#__RefHeading___Toc830_1508254940" text:style-name="Index_20_Link" text:visited-style-name="Index_20_Link">Performance and Security Considerations<text:tab/>26</text:a></text:p>
          <text:p text:style-name="P82"><text:a xlink:type="simple" xlink:href="#__RefHeading___Toc6188_1852866977" text:style-name="Index_20_Link" text:visited-style-name="Index_20_Link">Private Windows<text:tab/>27</text:a></text:p>
          <text:p text:style-name="P82"><text:a xlink:type="simple" xlink:href="#__RefHeading___Toc2289_938157555" text:style-name="Index_20_Link" text:visited-style-name="Index_20_Link">Settings<text:tab/>29</text:a></text:p>
          <text:p text:style-name="P83"><text:a xlink:type="simple" xlink:href="#__RefHeading___Toc2295_938157555" text:style-name="Index_20_Link" text:visited-style-name="Index_20_Link">Display<text:tab/>29</text:a></text:p>
          <text:p text:style-name="P84"><text:a xlink:type="simple" xlink:href="#__RefHeading___Toc2297_938157555" text:style-name="Index_20_Link" text:visited-style-name="Index_20_Link">Pin Windows<text:tab/>29</text:a></text:p>
          <text:p text:style-name="P83"><text:a xlink:type="simple" xlink:href="#__RefHeading___Toc754_2100158958" text:style-name="Index_20_Link" text:visited-style-name="Index_20_Link">History<text:tab/>29</text:a></text:p>
          <text:p text:style-name="P83"><text:a xlink:type="simple" xlink:href="#__RefHeading___Toc2304_938157555" text:style-name="Index_20_Link" text:visited-style-name="Index_20_Link">Privacy<text:tab/>29</text:a></text:p>
          <text:p text:style-name="P84"><text:a xlink:type="simple" xlink:href="#__RefHeading___Toc2306_938157555" text:style-name="Index_20_Link" text:visited-style-name="Index_20_Link">Credentials<text:tab/>29</text:a></text:p>
          <text:p text:style-name="P85"><text:a xlink:type="simple" xlink:href="#__RefHeading___Toc1103_1039091041" text:style-name="Index_20_Link" text:visited-style-name="Index_20_Link">Disabled<text:tab/>29</text:a></text:p>
          <text:p text:style-name="P85"><text:a xlink:type="simple" xlink:href="#__RefHeading___Toc1105_1039091041" text:style-name="Index_20_Link" text:visited-style-name="Index_20_Link">Enabled with a Password<text:tab/>29</text:a></text:p>
          <text:p text:style-name="P85"><text:a xlink:type="simple" xlink:href="#__RefHeading___Toc1107_1039091041" text:style-name="Index_20_Link" text:visited-style-name="Index_20_Link">Enabled without a Password<text:tab/>29</text:a></text:p>
          <text:p text:style-name="P84"><text:a xlink:type="simple" xlink:href="#__RefHeading___Toc1144_1823429614" text:style-name="Index_20_Link" text:visited-style-name="Index_20_Link">UTC Time Zone<text:tab/>30</text:a></text:p>
          <text:p text:style-name="P83"><text:a xlink:type="simple" xlink:href="#__RefHeading___Toc2308_938157555" text:style-name="Index_20_Link" text:visited-style-name="Index_20_Link">Web<text:tab/>30</text:a></text:p>
          <text:p text:style-name="P84"><text:a xlink:type="simple" xlink:href="#__RefHeading___Toc2310_938157555" text:style-name="Index_20_Link" text:visited-style-name="Index_20_Link">Local Storage<text:tab/>30</text:a></text:p>
          <text:p text:style-name="P84"><text:a xlink:type="simple" xlink:href="#__RefHeading___Toc2048_1464008250" text:style-name="Index_20_Link" text:visited-style-name="Index_20_Link">User Agent<text:tab/>30</text:a></text:p>
          <text:p text:style-name="P84"><text:a xlink:type="simple" xlink:href="#__RefHeading___Toc1346_470128986" text:style-name="Index_20_Link" text:visited-style-name="Index_20_Link">WebRTC Public Interfaces Only<text:tab/>30</text:a></text:p>
          <text:p text:style-name="P84"><text:a xlink:type="simple" xlink:href="#__RefHeading___Toc2312_938157555" text:style-name="Index_20_Link" text:visited-style-name="Index_20_Link">XSS Auditing<text:tab/>30</text:a></text:p>
          <text:p text:style-name="P82"><text:a xlink:type="simple" xlink:href="#__RefHeading___Toc422_938157555" text:style-name="Index_20_Link" text:visited-style-name="Index_20_Link">Sources of Randomness<text:tab/>32</text:a></text:p>
          <text:p text:style-name="P83"><text:a xlink:type="simple" xlink:href="#__RefHeading___Toc424_938157555" text:style-name="Index_20_Link" text:visited-style-name="Index_20_Link">BSD<text:tab/>32</text:a></text:p>
          <text:p text:style-name="P83"><text:a xlink:type="simple" xlink:href="#__RefHeading___Toc426_938157555" text:style-name="Index_20_Link" text:visited-style-name="Index_20_Link">Linux<text:tab/>32</text:a></text:p>
          <text:p text:style-name="P83"><text:a xlink:type="simple" xlink:href="#__RefHeading___Toc428_938157555" text:style-name="Index_20_Link" text:visited-style-name="Index_20_Link">Windows<text:tab/>32</text:a></text:p>
          <text:p text:style-name="P82"><text:a xlink:type="simple" xlink:href="#__RefHeading___Toc434_938157555" text:style-name="Index_20_Link" text:visited-style-name="Index_20_Link">Supported Protocols<text:tab/>33</text:a></text:p>
          <text:p text:style-name="P82"><text:a xlink:type="simple" xlink:href="#__RefHeading___Toc1118_468715888" text:style-name="Index_20_Link" text:visited-style-name="Index_20_Link">Threefish Implementation<text:tab/>34</text:a></text:p>
          <text:p text:style-name="P82"><text:a xlink:type="simple" xlink:href="#__RefHeading___Toc2050_1464008250" text:style-name="Index_20_Link" text:visited-style-name="Index_20_Link">Translations<text:tab/>35</text:a></text:p>
          <text:p text:style-name="P82"><text:a xlink:type="simple" xlink:href="#__RefHeading___Toc1297_1443739995" text:style-name="Index_20_Link" text:visited-style-name="Index_20_Link">Web Page Features<text:tab/>36</text:a></text:p>
          <text:p text:style-name="P82"><text:a xlink:type="simple" xlink:href="#__RefHeading___Toc1328_470128986" text:style-name="Index_20_Link" text:visited-style-name="Index_20_Link">Windows Compilation<text:tab/>37</text:a></text:p>
        </text:index-body>
      </text:table-of-content>
      <text:p text:style-name="P1"/>
      <text:h text:style-name="P103" text:outline-level="1"><text:bookmark-start text:name="__RefHeading___Toc105_989239493"/>Introduction<text:bookmark-end text:name="__RefHeading___Toc105_989239493"/></text:h>
      <text:p text:style-name="P12"><text:span text:style-name="T89">Dooble is a</text:span>n elegant, simple, <text:span text:style-name="T11">and zero-dependency </text:span>Web browser. <text:span text:style-name="T89">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D0CFCD61FF394070.png" xlink:type="simple" xlink:show="embed" xlink:actuate="onLoad" loext:mime-type="image/png"/></draw:frame></text:p>
      <text:h text:style-name="P10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6" text:outline-level="1"/>
      <text:h text:style-name="P10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22" text:outline-level="2"><text:bookmark-start text:name="__RefHeading___Toc826_1508254940"/>Accept Mode<text:bookmark-end text:name="__RefHeading___Toc826_1508254940"/></text:h>
      <text:p text:style-name="P47">Only the specified domains may be accessed <text:span text:style-name="T38">either directly or indirectly.</text:span></text:p>
      <text:h text:style-name="P122" text:outline-level="2"><text:bookmark-start text:name="__RefHeading___Toc828_1508254940"/>Block Mode<text:bookmark-end text:name="__RefHeading___Toc828_1508254940"/></text:h>
      <text:p text:style-name="P47">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4A0761F5EEB512DE.png" xlink:type="simple" xlink:show="embed" xlink:actuate="onLoad" loext:mime-type="image/png"/></draw:frame><text:soft-page-break/></text:p>
      <text:h text:style-name="P10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6">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7">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7" text:outline-level="1"><text:bookmark-start text:name="__RefHeading___Toc1362_2185302612"/>Application Locking<text:bookmark-end text:name="__RefHeading___Toc1362_2185302612"/></text:h>
      <text:p text:style-name="P42">A Dooble session may be locked via a tab’s context menu’s Lock Application action. The Lock Application action is disabled if credentials have not been prepared.</text:p>
      <text:p text:style-name="P42"/>
      <text:h text:style-name="P108"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0D82D90A84811D20.png" xlink:type="simple" xlink:show="embed" xlink:actuate="onLoad" loext:mime-type="image/png"/></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text:span text:style-name="T47">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6B0970768B821635.png" xlink:type="simple" xlink:show="embed" xlink:actuate="onLoad" loext:mime-type="image/png"/></draw:frame><text:soft-page-break/></text:p>
      <text:h text:style-name="P109"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AB7A2D1FED8D99A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0"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11"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3" text:outline-level="2"><text:bookmark-start text:name="__RefHeading___Toc415_938157555"/>Domain Filter<text:bookmark-end text:name="__RefHeading___Toc415_938157555"/></text:h>
      <text:p text:style-name="P44"><text:span text:style-name="T56">If set, only the specified domain's cookies are displayed</text:span>.</text:p>
      <text:h text:style-name="P124" text:outline-level="2"><text:bookmark-start text:name="__RefHeading___Toc417_938157555"/>Purge Periodically<text:bookmark-end text:name="__RefHeading___Toc417_938157555"/></text:h>
      <text:p text:style-name="P44">If enabled, unchecked domains will be purged every 15 seconds. <text:span text:style-name="T48">Purging occurs on the main thread.</text:span></text:p>
      <text:p text:style-name="P74"/>
      <text:p text:style-name="P75"><draw:frame draw:style-name="fr3" draw:name="Image6" text:anchor-type="paragraph" svg:width="6.9252in" svg:height="7.8457in" draw:z-index="4"><draw:image xlink:href="Pictures/10000201000002B200000307F1536C9F0E989332.png" xlink:type="simple" xlink:show="embed" xlink:actuate="onLoad" loext:mime-type="image/png"/></draw:frame><text:soft-page-break/></text:p>
      <text:h text:style-name="P112"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2">&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3">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3">Documentation/dooble.asc.</text:span><text:bookmark-end text:name="__RefHeading___Toc1280_1551959347"/></text:p>
      <text:p text:style-name="P38"><text:bookmark-start text:name="__RefHeading___Toc1282_1551959347"/>&gt; gpg --<text:span text:style-name="T94">no-default-keyring </text:span>--keyring E324939BF29D7B80/debsig.gpg --<text:span text:style-name="T94">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13"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6">s</text:span> a mechanism for restarting a canceled or interrupted download <text:span text:style-name="T96">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2DD41D6B79D3E897.png" xlink:type="simple" xlink:show="embed" xlink:actuate="onLoad" loext:mime-type="image/png"/></draw:frame></text:p>
      <text:h text:style-name="P113"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2EBC1B81AC6E0B3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5"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5" text:outline-level="2"><text:bookmark-start text:name="__RefHeading___Toc27_1852866977"/>File<text:bookmark-end text:name="__RefHeading___Toc27_1852866977"/></text:h>
      <text:p text:style-name="P43">The File menu includes several basic functions.</text:p>
      <text:h text:style-name="P137" text:outline-level="3"><text:bookmark-start text:name="__RefHeading___Toc29_1852866977"/>Authenticate<text:bookmark-end text:name="__RefHeading___Toc29_1852866977"/></text:h>
      <text:p text:style-name="P48">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8" text:outline-level="3"><text:bookmark-start text:name="__RefHeading___Toc31_1852866977"/>New Private Window<text:bookmark-end text:name="__RefHeading___Toc31_1852866977"/></text:h>
      <text:p text:style-name="P49">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8" text:outline-level="3"><text:bookmark-start text:name="__RefHeading___Toc33_1852866977"/>New Tab<text:bookmark-end text:name="__RefHeading___Toc33_1852866977"/></text:h>
      <text:p text:style-name="P49">A new tab is appended to the end of the tab widget.</text:p>
      <text:h text:style-name="P139" text:outline-level="3"><text:bookmark-start text:name="__RefHeading___Toc35_1852866977"/>New Window<text:bookmark-end text:name="__RefHeading___Toc35_1852866977"/></text:h>
      <text:p text:style-name="P55">Open a new window.</text:p>
      <text:h text:style-name="P140" text:outline-level="3"><text:bookmark-start text:name="__RefHeading___Toc365_1594680094"/>Save<text:bookmark-end text:name="__RefHeading___Toc365_1594680094"/></text:h>
      <text:p text:style-name="P56">Save the current page. The action invokes a download request. A file-<text:span text:style-name="T57">selection</text:span> dialog is not displayed.</text:p>
      <text:h text:style-name="P141" text:outline-level="3"><text:bookmark-start text:name="__RefHeading___Toc37_1852866977"/>Close Tab<text:bookmark-end text:name="__RefHeading___Toc37_1852866977"/></text:h>
      <text:p text:style-name="P57">Close the current tab. If the current tab is the only Dooble tab and <text:span text:style-name="T4">active </text:span>downloads <text:span text:style-name="T4">exist</text:span>, a confirmation prompt is displayed.</text:p>
      <text:h text:style-name="P142" text:outline-level="3"><text:bookmark-start text:name="__RefHeading___Toc367_1594680094"/>Print<text:bookmark-end text:name="__RefHeading___Toc367_1594680094"/></text:h>
      <text:p text:style-name="P58">A <text:span text:style-name="T52">modal </text:span>print dialog is displayed.</text:p>
      <text:h text:style-name="P142" text:outline-level="3"><text:bookmark-start text:name="__RefHeading___Toc369_1594680094"/><text:soft-page-break/>Print Preview<text:bookmark-end text:name="__RefHeading___Toc369_1594680094"/></text:h>
      <text:p text:style-name="P58">Not implemented. <text:span text:style-name="T66">Permanently disabled.</text:span></text:p>
      <text:h text:style-name="P143" text:outline-level="3"><text:bookmark-start text:name="__RefHeading___Toc39_1852866977"/>Exit Dooble<text:bookmark-end text:name="__RefHeading___Toc39_1852866977"/></text:h>
      <text:p text:style-name="P50">Exit Dooble. A confirmation prompt is displayed if active downloads exist.</text:p>
      <text:h text:style-name="P126" text:outline-level="2"><text:bookmark-start text:name="__RefHeading___Toc6182_1852866977"/>Edit<text:bookmark-end text:name="__RefHeading___Toc6182_1852866977"/></text:h>
      <text:h text:style-name="P144" text:outline-level="3"><text:bookmark-start text:name="__RefHeading___Toc6184_1852866977"/>Clear Items<text:bookmark-end text:name="__RefHeading___Toc6184_1852866977"/></text:h>
      <text:p text:style-name="P62">Display an instance of the <text:span text:style-name="T52">modal </text:span>Clear Items dialog.</text:p>
      <text:h text:style-name="P145" text:outline-level="3"><text:bookmark-start text:name="__RefHeading__973_1786344497"/>Clear Visited Links<text:bookmark-end text:name="__RefHeading__973_1786344497"/></text:h>
      <text:p text:style-name="P63">Remove contents <text:span text:style-name="T90">from</text:span> the local Visited Links file.</text:p>
      <text:h text:style-name="P147" text:outline-level="3"><text:bookmark-start text:name="__RefHeading___Toc371_1594680094"/>Find<text:bookmark-end text:name="__RefHeading___Toc371_1594680094"/></text:h>
      <text:p text:style-name="P61">Enables the Find panel.</text:p>
      <text:p text:style-name="P73"><draw:frame draw:style-name="fr4" draw:name="Image9" text:anchor-type="paragraph" svg:width="5.9402in" svg:height="4.7437in" draw:z-index="6"><draw:image xlink:href="Pictures/1000020100000374000002C2F6A149C6BCFBBF85.png" xlink:type="simple" xlink:show="embed" xlink:actuate="onLoad" loext:mime-type="image/png"/></draw:frame></text:p>
      <text:h text:style-name="P148" text:outline-level="3"><text:bookmark-start text:name="__RefHeading___Toc6186_1852866977"/><text:soft-page-break/>Settings<text:bookmark-end text:name="__RefHeading___Toc6186_1852866977"/></text:h>
      <text:p text:style-name="P51">Display the Settings window.</text:p>
      <text:h text:style-name="P127" text:outline-level="2"><text:bookmark-start text:name="__RefHeading___Toc185_697823169"/>Tools<text:bookmark-end text:name="__RefHeading___Toc185_697823169"/></text:h>
      <text:h text:style-name="P149" text:outline-level="3"><text:bookmark-start text:name="__RefHeading___Toc187_697823169"/>Accepted / Blocked Domains<text:bookmark-end text:name="__RefHeading___Toc187_697823169"/></text:h>
      <text:p text:style-name="P52">Display the Accepted / Blocked Domains window.</text:p>
      <text:h text:style-name="P146" text:outline-level="3"><text:bookmark-start text:name="__RefHeading___Toc189_697823169"/>Certificate Exceptions<text:bookmark-end text:name="__RefHeading___Toc189_697823169"/></text:h>
      <text:p text:style-name="P52">Display the Certificate Exceptions window.</text:p>
      <text:h text:style-name="P146" text:outline-level="3"><text:bookmark-start text:name="__RefHeading___Toc191_697823169"/>Cookies<text:bookmark-end text:name="__RefHeading___Toc191_697823169"/></text:h>
      <text:p text:style-name="P52">Display the global Cookies window. <text:span text:style-name="T58">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2">Display the Downloads window.</text:p>
      <text:h text:style-name="P150" text:outline-level="3"><text:bookmark-start text:name="__RefHeading___Toc195_697823169"/>Favorites<text:bookmark-end text:name="__RefHeading___Toc195_697823169"/></text:h>
      <text:p text:style-name="P52">Display the Favorites <text:span text:style-name="T52">non-modal dialog</text:span>.</text:p>
      <text:h text:style-name="P150" text:outline-level="3"><text:bookmark-start text:name="__RefHeading___Toc197_697823169"/>History<text:bookmark-end text:name="__RefHeading___Toc197_697823169"/></text:h>
      <text:p text:style-name="P52">Display the History window.</text:p>
      <text:h text:style-name="P128" text:outline-level="2"><text:bookmark-start text:name="__RefHeading___Toc209_697823169"/>View<text:bookmark-end text:name="__RefHeading___Toc209_697823169"/></text:h>
      <text:h text:style-name="P151" text:outline-level="3"><text:bookmark-start text:name="__RefHeading___Toc211_697823169"/>Show Full Screen<text:bookmark-end text:name="__RefHeading___Toc211_697823169"/></text:h>
      <text:p text:style-name="P54">Disable or enable full-screen mode.</text:p>
      <text:h text:style-name="P151" text:outline-level="3"><text:bookmark-start text:name="__RefHeading___Toc213_697823169"/>Show Status Bar<text:bookmark-end text:name="__RefHeading___Toc213_697823169"/></text:h>
      <text:p text:style-name="P54">Hide or show the status bar.</text:p>
      <text:h text:style-name="P129" text:outline-level="2"><text:bookmark-start text:name="__RefHeading___Toc201_697823169"/>Help<text:bookmark-end text:name="__RefHeading___Toc201_697823169"/></text:h>
      <text:h text:style-name="P152" text:outline-level="3"><text:bookmark-start text:name="__RefHeading___Toc203_697823169"/>About<text:bookmark-end text:name="__RefHeading___Toc203_697823169"/></text:h>
      <text:p text:style-name="P53">Display <text:span text:style-name="T10">the non-modal </text:span>About dialog.</text:p>
      <text:h text:style-name="P152" text:outline-level="3"><draw:frame draw:style-name="fr1" draw:name="Image10" text:anchor-type="paragraph" svg:x="0.4925in" svg:y="0in" svg:width="5.9402in" svg:height="3.2547in" draw:z-index="7"><draw:image xlink:href="Pictures/1000020100000248000001404CAFAFE04F310A94.png" xlink:type="simple" xlink:show="embed" xlink:actuate="onLoad" loext:mime-type="image/png"/></draw:frame><text:soft-page-break/></text:h>
      <text:h text:style-name="P152" text:outline-level="3"><text:bookmark-start text:name="__RefHeading___Toc205_697823169"/>Documentation<text:bookmark-end text:name="__RefHeading___Toc205_697823169"/></text:h>
      <text:p text:style-name="P53">Display this document in a <text:span text:style-name="T9">Dooble</text:span> <text:span text:style-name="T33">tab</text:span>.</text:p>
      <text:p text:style-name="P71"/>
      <text:h text:style-name="P113"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755851B9B2B785AF.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14" text:outline-level="1"><text:bookmark-start text:name="__RefHeading___Toc830_1508254940"/><text:span text:style-name="T34">Performance and </text:span>Security Considerations<text:bookmark-end text:name="__RefHeading___Toc830_1508254940"/></text:h>
      <text:list xml:id="list3798070284" text:style-name="L1">
        <text:list-item>
          <text:p text:style-name="P87">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8">Authentication is interruptible.</text:p>
        </text:list-item>
        <text:list-item>
          <text:p text:style-name="P89">Constant <text:span text:style-name="T36">byte-by-byte </text:span>comparisons are implemented wherever cryptographic digests are involved.</text:p>
        </text:list-item>
        <text:list-item>
          <text:p text:style-name="P90">Cryptographic keys are zeroed on destruction. <text:span text:style-name="T70">Sensitive fields are cleared after use. Please note that these processes do not guarantee that sensitive data are destroyed effectively.</text:span></text:p>
        </text:list-item>
        <text:list-item>
          <text:p text:style-name="P91">Dooble does not exercise secure memory.</text:p>
        </text:list-item>
        <text:list-item>
          <text:p text:style-name="P93">Dooble populates icons of table items only when required. The software inspects respective views and determines <text:span text:style-name="T85">the entries which require icons</text:span>.</text:p>
        </text:list-item>
        <text:list-item>
          <text:p text:style-name="P94">History items are safely purged <text:span text:style-name="T37">within </text:span>a dedicated thread.</text:p>
        </text:list-item>
        <text:list-item>
          <text:p text:style-name="P95">Initial gathering of History data <text:span text:style-name="T88">is performed by a thread.</text:span></text:p>
        </text:list-item>
        <text:list-item>
          <text:p text:style-name="P96">Processing large quantities of icon data will certainly burden most software applications. Dooble provides an innovative solution. Address <text:span text:style-name="T95">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7">Some SQLite database writes occur without synchronization. Future releases will introduce synchronization.</text:p>
        </text:list-item>
        <text:list-item>
          <text:p text:style-name="P92">The AES and Threefish implementations are not designed to be thread-safe.</text:p>
        </text:list-item>
        <text:list-item>
          <text:p text:style-name="P98">The process of preparing credentials may be <text:span text:style-name="T70">interrupted.</text:span></text:p>
        </text:list-item>
      </text:list>
      <text:p text:style-name="P10"/>
      <text:h text:style-name="P116" text:outline-level="1"><text:bookmark-start text:name="__RefHeading___Toc6188_1852866977"/>Private Windows<text:bookmark-end text:name="__RefHeading___Toc6188_1852866977"/></text:h>
      <text:p text:style-name="P3">When browsing in private windows, Dooble does not save the following data:</text:p>
      <text:list xml:id="list2831676140" text:style-name="L2">
        <text:list-item>
          <text:p text:style-name="P99">Certificate Exceptions</text:p>
        </text:list-item>
        <text:list-item>
          <text:p text:style-name="P100">Cookies</text:p>
        </text:list-item>
        <text:list-item>
          <text:p text:style-name="P102">Favicons</text:p>
        </text:list-item>
        <text:list-item>
          <text:p text:style-name="P100">History</text:p>
        </text:list-item>
        <text:list-item>
          <text:p text:style-name="P100">Temporary Files</text:p>
        </text:list-item>
        <text:list-item>
          <text:p text:style-name="P100">Visited Links</text:p>
        </text:list-item>
      </text:list>
      <text:p text:style-name="P3">While in private windows, Dooble does save:</text:p>
      <text:list xml:id="list1646288335" text:style-name="L3">
        <text:list-item>
          <text:p text:style-name="P101">Downloads</text:p>
        </text:list-item>
        <text:list-item>
          <text:p text:style-name="P101">Favorites</text:p>
        </text:list-item>
      </text:list>
      <text:p text:style-name="P11"><draw:frame draw:style-name="fr3" draw:name="Image12" text:anchor-type="paragraph" svg:width="6.9252in" svg:height="5.5307in" draw:z-index="9"><draw:image xlink:href="Pictures/1000020100000374000002C22896D5245178B5EB.png" xlink:type="simple" xlink:show="embed" xlink:actuate="onLoad" loext:mime-type="image/png"/></draw:frame><text:soft-page-break/></text:p>
      <text:h text:style-name="P117"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30" text:outline-level="2"><text:bookmark-start text:name="__RefHeading___Toc2295_938157555"/>Display<text:bookmark-end text:name="__RefHeading___Toc2295_938157555"/></text:h>
      <text:h text:style-name="P153" text:outline-level="3"><text:bookmark-start text:name="__RefHeading___Toc2297_938157555"/>Pin Windows<text:bookmark-end text:name="__RefHeading___Toc2297_938157555"/></text:h>
      <text:p text:style-name="P60">Some support windows may be pinned. Pinning is the process of embedding support windows within a Dooble window.</text:p>
      <text:h text:style-name="P131" text:outline-level="2"><text:bookmark-start text:name="__RefHeading___Toc754_2100158958"/>History<text:bookmark-end text:name="__RefHeading___Toc754_2100158958"/></text:h>
      <text:p text:style-name="P46">A dedicated thread determines if browsing history has expired. The thread is also responsible for removing expired history data. <text:span text:style-name="T59">The thread is safely canceled upon termination of Dooble.</text:span></text:p>
      <text:h text:style-name="P132" text:outline-level="2"><text:bookmark-start text:name="__RefHeading___Toc2304_938157555"/>Privacy<text:bookmark-end text:name="__RefHeading___Toc2304_938157555"/></text:h>
      <text:h text:style-name="P154" text:outline-level="3"><text:bookmark-start text:name="__RefHeading___Toc2306_938157555"/>Credentials<text:bookmark-end text:name="__RefHeading___Toc2306_938157555"/></text:h>
      <text:p text:style-name="P65">Dooble provides a process of storing authentically-encrypted data in various databases. This process is completely optional. Three separate modes are included:</text:p>
      <text:h text:style-name="P135" text:outline-level="4"><text:bookmark-start text:name="__RefHeading___Toc1103_1039091041"/>Disabled<text:bookmark-end text:name="__RefHeading___Toc1103_1039091041"/></text:h>
      <text:p text:style-name="P76">This is the default mode. In this mode, Dooble stores data in cleartext.</text:p>
      <text:h text:style-name="P136" text:outline-level="4"><text:bookmark-start text:name="__RefHeading___Toc1105_1039091041"/>Enabled with a Password<text:bookmark-end text:name="__RefHeading___Toc1105_1039091041"/></text:h>
      <text:p text:style-name="P76">Dooble shall permanently store data in authentically-encrypted containers using credentials generated via the provided password.</text:p>
      <text:h text:style-name="P136" text:outline-level="4"><text:bookmark-start text:name="__RefHeading___Toc1107_1039091041"/>Enabled without a Password<text:bookmark-end text:name="__RefHeading___Toc1107_1039091041"/></text:h>
      <text:p text:style-name="P76">Dooble shall store private data in authentically-encrypted containers using session credentials. The data will not be available in future sessions.</text:p>
      <text:p text:style-name="P66">Additional specifics are listed bellow.</text:p>
      <text:p text:style-name="P77">CBC is the preferred cipher mode of operation.</text:p>
      <text:p text:style-name="P77">SHA3-512 is the favored hash algorithm.</text:p>
      <text:p text:style-name="P77">The password must contain at least 1 character.</text:p>
      <text:p text:style-name="P77"><text:soft-page-break/>The process is interruptible.</text:p>
      <text:p text:style-name="P77">The pseudo-random password salt is composed of 64 bytes.</text:p>
      <text:h text:style-name="P155" text:outline-level="3"><text:bookmark-start text:name="__RefHeading___Toc1144_1823429614"/>UTC Time Zone<text:bookmark-end text:name="__RefHeading___Toc1144_1823429614"/></text:h>
      <text:p text:style-name="P67">Set the environment variable TZ to UTC.</text:p>
      <text:h text:style-name="P133" text:outline-level="2"><text:bookmark-start text:name="__RefHeading___Toc2308_938157555"/>Web<text:bookmark-end text:name="__RefHeading___Toc2308_938157555"/></text:h>
      <text:h text:style-name="P156" text:outline-level="3"><text:bookmark-start text:name="__RefHeading___Toc2310_938157555"/>Local Storage<text:bookmark-end text:name="__RefHeading___Toc2310_938157555"/></text:h>
      <text:p text:style-name="P64">Required for HTML5 storage.</text:p>
      <text:h text:style-name="P157" text:outline-level="3"><text:bookmark-start text:name="__RefHeading___Toc2048_1464008250"/>User Agent<text:bookmark-end text:name="__RefHeading___Toc2048_1464008250"/></text:h>
      <text:p text:style-name="P68"><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1">Please reset the field whenever new Qt products are provided.</text:span></text:p>
      <text:h text:style-name="P158" text:outline-level="3"><text:bookmark-start text:name="__RefHeading___Toc1346_470128986"/>WebRTC Public Interfaces Only<text:bookmark-end text:name="__RefHeading___Toc1346_470128986"/></text:h>
      <text:p text:style-name="P69">Limits WebRTC to public IP addresses. If disabled, remote hosts may be able to detect local IP addresses.</text:p>
      <text:h text:style-name="P159" text:outline-level="3"><text:bookmark-start text:name="__RefHeading___Toc2312_938157555"/>XSS Auditing<text:bookmark-end text:name="__RefHeading___Toc2312_938157555"/></text:h>
      <text:p text:style-name="P59"><text:span text:style-name="T22">Per Qt’s documentation, XSS Auditing </text:span>moni<text:span text:style-name="T22">t</text:span>ors load requests for cross-site scripting attempts. Suspicious scripts are blocked.</text:p>
      <text:p text:style-name="P72">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10D3B80E566C7155.png" xlink:type="simple" xlink:show="embed" xlink:actuate="onLoad" loext:mime-type="image/png"/></draw:frame><text:soft-page-break/></text:p>
      <text:h text:style-name="P113"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34" text:outline-level="2"><text:bookmark-start text:name="__RefHeading___Toc424_938157555"/>BSD<text:bookmark-end text:name="__RefHeading___Toc424_938157555"/></text:h>
      <text:p text:style-name="P45">BSD-like systems acquire pseudo-random data from the /dev/random device.</text:p>
      <text:h text:style-name="P134" text:outline-level="2"><text:bookmark-start text:name="__RefHeading___Toc426_938157555"/>Linux<text:bookmark-end text:name="__RefHeading___Toc426_938157555"/></text:h>
      <text:p text:style-name="P45">Linux systems acquire pseudo-random data from the /dev/urandom device.</text:p>
      <text:h text:style-name="P134" text:outline-level="2"><text:bookmark-start text:name="__RefHeading___Toc428_938157555"/>Windows<text:bookmark-end text:name="__RefHeading___Toc428_938157555"/></text:h>
      <text:p text:style-name="P45">Please read <text:a xlink:type="simple" xlink:href="https://msdn.microsoft.com/en-us/library/windows/desktop/aa379942(v=vs.85).aspx" text:style-name="Internet_20_link" text:visited-style-name="Visited_20_Internet_20_Link">https://msdn.microsoft.com/en-us/library/windows/desktop/aa379942(v=vs.85).aspx</text:a>.</text:p>
      <text:p text:style-name="P70"/>
      <text:h text:style-name="P113"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8"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9"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20" text:outline-level="1"><text:bookmark-start text:name="__RefHeading___Toc1297_1443739995"/>Web Page Features<text:bookmark-end text:name="__RefHeading___Toc1297_1443739995"/></text:h>
      <text:p text:style-name="P40">Some pages may submit requests for accessing local <text:span text:style-name="T99">devices</text:span>. When <text:span text:style-name="T100">a feature </text:span>request <text:span text:style-name="T100">is </text:span>received by Dooble, <text:span text:style-name="T100">a </text:span>notification is displayed. A request may be accepted or denied. The URL and the policy are recorded after a transaction <text:span text:style-name="T100">completes</text:span>. Existing entries may be reviewed via the Web panel of the Settings window.</text:p>
      <text:p text:style-name="P40">Please note that <text:span text:style-name="T97">a notification </text:span>is displayed <text:span text:style-name="T97">only for the first received request </text:span>for a given page during a page load. That is, <text:span text:style-name="T97">received </text:span>request<text:span text:style-name="T97">s</text:span> are not queued. If a request is <text:span text:style-name="T98">received</text:span> while a request is pending, the received request is denied and an entry is added to the Features Permissions panel <text:span text:style-name="T98">of the Web section in the Settings window.</text:span></text:p>
      <text:p text:style-name="P40"/>
      <text:h text:style-name="P121" text:outline-level="1"><text:bookmark-start text:name="__RefHeading___Toc1328_470128986"/>Windows Compilation<text:bookmark-end text:name="__RefHeading___Toc1328_470128986"/></text:h>
      <text:p text:style-name="P41">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s/><text:span text:style-name="MT1">of </text:span><text:span text:style-name="MT1"><text:page-count>36</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9-01-10T22:16:27.309541659</dc:date>
    <meta:editing-duration>P2DT11H14M22S</meta:editing-duration>
    <meta:editing-cycles>429</meta:editing-cycles>
    <meta:generator>LibreOffice/6.1.3.2$Linux_X86_64 LibreOffice_project/10$Build-2</meta:generator>
    <meta:document-statistic meta:table-count="0" meta:image-count="14" meta:object-count="0" meta:page-count="36" meta:paragraph-count="269" meta:word-count="2187" meta:character-count="14816" meta:non-whitespace-character-count="12922"/>
  </office:meta>
</office:document-meta>
</file>